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02ebaa" officeooo:paragraph-rsid="00190896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0pt" officeooo:paragraph-rsid="00190896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4pt" officeooo:rsid="000393ac" officeooo:paragraph-rsid="00190896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5592f" officeooo:paragraph-rsid="00190896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62ce0" officeooo:paragraph-rsid="00190896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9bd61" officeooo:paragraph-rsid="0009bd61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9bd61" officeooo:paragraph-rsid="000cbd43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09bd61" officeooo:paragraph-rsid="0015406a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9bd61" officeooo:paragraph-rsid="00103b9c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ac05f" officeooo:paragraph-rsid="000ac05f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eb95a" officeooo:paragraph-rsid="000eb95a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0eb95a" officeooo:paragraph-rsid="000f0c4a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5406a" officeooo:paragraph-rsid="0015406a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5406a" officeooo:paragraph-rsid="001615ba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615ba" officeooo:paragraph-rsid="001615ba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16baef" officeooo:paragraph-rsid="0016baef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103b9c" officeooo:paragraph-rsid="00103b9c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12233f" officeooo:paragraph-rsid="0012233f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129a22" officeooo:paragraph-rsid="00129a22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129a22" officeooo:paragraph-rsid="00149659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9bd61" officeooo:paragraph-rsid="0009bd6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9bd61" officeooo:paragraph-rsid="000cbd43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9bd61" officeooo:paragraph-rsid="0015406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9bd61" officeooo:paragraph-rsid="00103b9c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103b9c" officeooo:paragraph-rsid="00103b9c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rsid="00129a22" officeooo:paragraph-rsid="00149659"/>
    </style:style>
    <style:style style:name="P27" style:family="paragraph" style:parent-style-name="Standard">
      <style:paragraph-properties fo:text-align="start" style:justify-single-word="false"/>
      <style:text-properties fo:font-size="14pt" officeooo:rsid="000393ac" officeooo:paragraph-rsid="00190896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09bd61" officeooo:paragraph-rsid="00103b9c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15406a" officeooo:paragraph-rsid="0015406a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15406a" officeooo:paragraph-rsid="001dfb9d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15406a" officeooo:paragraph-rsid="001dfb9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90896" officeooo:paragraph-rsid="00190896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986a0" officeooo:paragraph-rsid="001986a0" style:font-size-asian="15pt" style:font-weight-asian="bold" style:font-size-complex="15pt" style:font-weight-complex="bold"/>
    </style:style>
    <style:style style:name="P34" style:family="paragraph" style:parent-style-name="Standard">
      <style:text-properties fo:font-size="15pt" style:text-underline-style="solid" style:text-underline-width="auto" style:text-underline-color="font-color" fo:font-weight="bold" officeooo:rsid="001986a0" officeooo:paragraph-rsid="001986a0" style:font-size-asian="15pt" style:font-weight-asian="bold" style:font-size-complex="15pt" style:font-weight-complex="bold"/>
    </style:style>
    <style:style style:name="P35" style:family="paragraph" style:parent-style-name="Standard">
      <style:text-properties fo:font-size="15pt" style:font-size-asian="15pt" style:font-size-complex="15pt"/>
    </style:style>
    <style:style style:name="T1" style:family="text">
      <style:text-properties officeooo:rsid="0009bd61"/>
    </style:style>
    <style:style style:name="T2" style:family="text">
      <style:text-properties officeooo:rsid="000ae7c9"/>
    </style:style>
    <style:style style:name="T3" style:family="text">
      <style:text-properties officeooo:rsid="000f0c4a"/>
    </style:style>
    <style:style style:name="T4" style:family="text">
      <style:text-properties officeooo:rsid="0012233f"/>
    </style:style>
    <style:style style:name="T5" style:family="text">
      <style:text-properties officeooo:rsid="001615ba"/>
    </style:style>
    <style:style style:name="T6" style:family="text">
      <style:text-properties officeooo:rsid="0016baef"/>
    </style:style>
    <style:style style:name="T7" style:family="text">
      <style:text-properties officeooo:rsid="0016e358"/>
    </style:style>
    <style:style style:name="T8" style:family="text">
      <style:text-properties officeooo:rsid="00062ce0"/>
    </style:style>
    <style:style style:name="T9" style:family="text">
      <style:text-properties officeooo:rsid="001986a0"/>
    </style:style>
    <style:style style:name="T10" style:family="text">
      <style:text-properties officeooo:rsid="001b1d15"/>
    </style:style>
    <style:style style:name="T11" style:family="text">
      <style:text-properties style:text-underline-style="solid" style:text-underline-width="auto" style:text-underline-color="font-color" fo:font-weight="bold" officeooo:rsid="001986a0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063375" style:font-weight-asian="bold" style:font-weight-complex="bold"/>
    </style:style>
    <style:style style:name="T13" style:family="text">
      <style:text-properties fo:font-size="14pt" style:text-underline-style="solid" style:text-underline-width="auto" style:text-underline-color="font-color" fo:font-weight="bold" officeooo:rsid="001986a0" style:font-size-asian="14pt" style:font-weight-asian="bold" style:font-size-complex="14pt" style:font-weight-complex="bold"/>
    </style:style>
    <style:style style:name="T14" style:family="text">
      <style:text-properties fo:font-size="14pt" style:text-underline-style="solid" style:text-underline-width="auto" style:text-underline-color="font-color" fo:font-weight="bold" officeooo:rsid="00063375" style:font-size-asian="14pt" style:font-weight-asian="bold" style:font-size-complex="14pt" style:font-weight-complex="bold"/>
    </style:style>
    <style:style style:name="T1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A<text:span text:style-name="T9">SSIGNMENT</text:span>:<text:span text:style-name="T9">0</text:span>2</text:p>
      <text:p text:style-name="P33">NAME:HARSHA TIWARI</text:p>
      <text:p text:style-name="P33">PRN:240340126004</text:p>
      <text:p text:style-name="P35"/>
      <text:p text:style-name="P34">OBSERVATION TABLE</text:p>
      <text:p text:style-name="P1"/>
      <text:p text:style-name="P2"><text:span text:style-name="T13">PROGRAM</text:span><text:span text:style-name="T14">1</text:span><text:span text:style-name="T12">:</text:span></text:p>
      <text:p text:style-name="P30"><text:span text:style-name="T15">Observation:</text:span></text:p>
      <text:p text:style-name="P3">1. Using open() api i have use O_CREAT, O_WRONLY api</text:p>
      <text:p text:style-name="P3"/>
      <text:p text:style-name="P3">2. Open() is use to open a file</text:p>
      <text:p text:style-name="P3"/>
      <text:p text:style-name="P3">3. <text:s/>O_CREAT is use to create a file and <text:s/>O_WRONLY i had use this api to check wheater the file is exist or not, don’t use O_CREAT api while checking the file use only O_WRONLY api.</text:p>
      <text:p text:style-name="P3"/>
      <text:p text:style-name="P3">4. Use strcat function and include string.h library to contact path and filename.</text:p>
      <text:p text:style-name="P3"><text:s/>strcat(destination,source).</text:p>
      <text:p text:style-name="P3"/>
      <text:p text:style-name="P4">5. <text:span text:style-name="T8">If we remove the mode i.e mode_t mode so the permission get default to</text:span></text:p>
      <text:p text:style-name="P5">0000 and the we can write or read the fil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1"><text:span text:style-name="T9">PROGRAM2</text:span>:</text:p>
      <text:p text:style-name="P6"/>
      <text:p text:style-name="P30"><text:span text:style-name="T15">Observation:</text:span></text:p>
      <text:p text:style-name="P6">1. In read O_RDONLY you can’t add data into file.</text:p>
      <text:p text:style-name="P6"/>
      <text:p text:style-name="P6">2. ssize_t = nr is used to raed the bytes from the file.</text:p>
      <text:p text:style-name="P6"/>
      <text:p text:style-name="P6">3. Assign buff[nr] = “\0” i.e EOF so that the read should be only till null charater.</text:p>
      <text:p text:style-name="P6"/>
      <text:p text:style-name="P10">4. if nr == -1 then it through the error data has not been read <text:span text:style-name="T2">else it read the data from file.</text:span></text:p>
      <text:p text:style-name="P10"/>
      <text:p text:style-name="P10"/>
      <text:p text:style-name="P10"><text:soft-page-break/></text:p>
      <text:p text:style-name="P10"/>
      <text:p text:style-name="P22"><text:span text:style-name="T9">PROGRAM3</text:span>:</text:p>
      <text:p text:style-name="P7"/>
      <text:p text:style-name="P31">Observation:</text:p>
      <text:p text:style-name="P11"/>
      <text:p text:style-name="P11">1. In this program we need to use <text:s/>O_WRONLY<text:span text:style-name="T1"> </text:span>and O_APPEND flag and mode 0600</text:p>
      <text:p text:style-name="P11"><text:s text:c="5"/>but <text:s/>without O_WRONLY flag you cannot append the data in the file.</text:p>
      <text:p text:style-name="P11"/>
      <text:p text:style-name="P12">2. <text:s text:c="2"/><text:span text:style-name="T3">Using <text:s/></text:span>O_APPEND flag <text:span text:style-name="T3">the existing data in the file doesn’t overwrite.</text:span></text:p>
      <text:p text:style-name="P12"/>
      <text:p text:style-name="P12"/>
      <text:p text:style-name="P23"><text:span text:style-name="T9">PROGRAM4</text:span>:</text:p>
      <text:p text:style-name="P8"/>
      <text:p text:style-name="P13"><text:span text:style-name="T15">Observation:</text:span></text:p>
      <text:p text:style-name="P13"/>
      <text:p text:style-name="P13">1. Using O_RDONLY flag you can open the file.</text:p>
      <text:p text:style-name="P13"/>
      <text:p text:style-name="P13">2. Using O_WRONLY flag you can open the file which is already exists but does not create the file which is not present.</text:p>
      <text:p text:style-name="P13"/>
      <text:p text:style-name="P14">3. <text:span text:style-name="T5">Using O_RDWR you can open the file.</text:span></text:p>
      <text:p text:style-name="P14"/>
      <text:p text:style-name="P15">4. Using O_DIRECTORY it show it is not a directory.</text:p>
      <text:p text:style-name="P14"/>
      <text:p text:style-name="P14"><text:span text:style-name="T5">5. <text:s/></text:span><text:span text:style-name="T6">Using O_RDONLY | O_TRUNC flag file open.</text:span></text:p>
      <text:p text:style-name="P14"/>
      <text:p text:style-name="P16">6. Using O_WRONLY | O_TRUNC <text:s/>flag file open.</text:p>
      <text:p text:style-name="P12"/>
      <text:p text:style-name="P16">7. Using O_RDWR | O_TRUNC <text:s/><text:span text:style-name="T7">flag file open.</text:span></text:p>
      <text:p text:style-name="P12"/>
      <text:p text:style-name="P24"><text:span text:style-name="T10">PROGRAM5</text:span>:</text:p>
      <text:p text:style-name="P9"/>
      <text:p text:style-name="P25">Observation:</text:p>
      <text:p text:style-name="P17"/>
      <text:p text:style-name="P17">1. <text:span text:style-name="T4">To write the data in the file use O_WRONLY flag</text:span></text:p>
      <text:p text:style-name="P17"/>
      <text:p text:style-name="P18">2. Using ssize_t = wr you can write the data in the file bytes by bytes.</text:p>
      <text:p text:style-name="P18"/>
      <text:p text:style-name="P19">3. By using write system call you can write in the file</text:p>
      <text:p text:style-name="P19"><text:tab/></text:p>
      <text:p text:style-name="P20"><text:tab/>ssise_t <text:s/>write(fd,buff,strlen(buff)</text:p>
      <text:p text:style-name="P20"/>
      <text:p text:style-name="P2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0T08:03:09.165735353</meta:creation-date>
    <meta:editing-duration>PT11M57S</meta:editing-duration>
    <meta:editing-cycles>7</meta:editing-cycles>
    <meta:generator>LibreOffice/6.4.7.2$Linux_X86_64 LibreOffice_project/40$Build-2</meta:generator>
    <dc:date>2024-06-02T18:39:59.394708710</dc:date>
    <meta:document-statistic meta:table-count="0" meta:image-count="0" meta:object-count="0" meta:page-count="2" meta:paragraph-count="41" meta:word-count="325" meta:character-count="1761" meta:non-whitespace-character-count="1455"/>
  </office:meta>
</office:document-meta>
</file>